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4E2000009D3F0EA8DFA.svm"/>
  <manifest:file-entry manifest:media-type="" manifest:full-path="Pictures/20000007000014E2000009ED28405842.svm"/>
  <manifest:file-entry manifest:media-type="" manifest:full-path="Pictures/20000007000014C7000009D3902DA86B.svm"/>
  <manifest:file-entry manifest:media-type="" manifest:full-path="Pictures/20000007000014AD000009D3E284306C.svm"/>
  <manifest:file-entry manifest:media-type="" manifest:full-path="Pictures/20000007000015EA000009ED50F78059.svm"/>
  <manifest:file-entry manifest:media-type="" manifest:full-path="Pictures/2000000700000C4E0000021264C521A8.svm"/>
  <manifest:file-entry manifest:media-type="" manifest:full-path="Pictures/2000000700007FBE000049B228214CE6.svm"/>
  <manifest:file-entry manifest:media-type="" manifest:full-path="Pictures/200000070000166E00000E946E35B173.svm"/>
  <manifest:file-entry manifest:media-type="" manifest:full-path="Pictures/20000007000014E200000EAE1BC2F332.svm"/>
  <manifest:file-entry manifest:media-type="" manifest:full-path="Pictures/2000000700000EC9000003357B074B74.svm"/>
  <manifest:file-entry manifest:media-type="" manifest:full-path="Pictures/20000007000015800000159B0BEAA00B.svm"/>
  <manifest:file-entry manifest:media-type="" manifest:full-path="Pictures/20000007000014E200000EAE5FEC12B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fo:margin-top="0in" fo:margin-bottom="0in"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4" style:family="paragraph" style:parent-style-name="Heading_20_1">
      <style:text-properties style:text-underline-style="solid" style:text-underline-width="auto" style:text-underline-color="font-color"/>
    </style:style>
    <style:style style:name="P15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ent App:</text:p>
      <text:p text:style-name="P1"/>
      <text:list xml:id="list679919320807492248" text:style-name="L1">
        <text:list-item>
          <text:list>
            <text:list-item>
              <text:list>
                <text:list-item>
                  <text:p text:style-name="P9">Splash:</text:p>
                  <text:p text:style-name="P9">If(Internet):</text:p>
                  <text:list>
                    <text:list-header>
                      <text:p text:style-name="P12"><text:span text:style-name="T1">Check </text:span>ProfileDB<text:span text:style-name="T1"> for log status</text:span></text:p>
                      <text:p text:style-name="P9">If(login):</text:p>
                      <text:list>
                        <text:list-item>
                          <text:list>
                            <text:list-header>
                              <text:p text:style-name="P12"><text:span text:style-name="T1">Fetch details from Node server through </text:span>/lastUpdated</text:p>
                              <text:p text:style-name="P9">Move to Activity Screen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3"><text:tab/><text:tab/> <text:s text:c="3"/>else:</text:p>
      <text:p text:style-name="P3"><text:s text:c="27"/>Move to Login Screen</text:p>
      <text:p text:style-name="P3"><text:tab/><text:tab/><text:tab/>Get user credentials</text:p>
      <text:p text:style-name="P1"><text:span text:style-name="T1"><text:tab/><text:tab/><text:tab/> <text:s text:c="3"/>Fetch details from Node server through </text:span>/verifyUser</text:p>
      <text:p text:style-name="P3"><text:tab/><text:tab/><text:tab/> <text:s text:c="3"/>If(success):</text:p>
      <text:p text:style-name="P3"><text:tab/><text:tab/><text:tab/> <text:s text:c="3"/><text:tab/>Move to Curriculum Screen</text:p>
      <text:p text:style-name="P3"><text:s text:c="30"/>else:</text:p>
      <text:p text:style-name="P3"><text:tab/><text:tab/><text:tab/><text:tab/>Prompt “Invalid Credentials”</text:p>
      <text:p text:style-name="P3"><text:tab/><text:tab/><text:tab/><text:tab/>Stay in Login Screen</text:p>
      <text:p text:style-name="P3"><text:s text:c="18"/>else:</text:p>
      <text:p text:style-name="P3"><text:tab/><text:tab/> <text:s text:c="2"/>If(login):</text:p>
      <text:p text:style-name="P3"><text:tab/><text:tab/><text:tab/>Move to Activity Screen</text:p>
      <text:p text:style-name="P3"><text:tab/><text:tab/> <text:s text:c="2"/>else:</text:p>
      <text:p text:style-name="P3"><text:s text:c="27"/>Prompt “No Connection” exit app</text:p>
      <text:p text:style-name="P3"><text:tab/></text:p>
      <text:p text:style-name="P1"><text:span text:style-name="T1"><text:tab/> <text:s text:c="3"/></text:span>2.<text:span text:style-name="T1"> Activity Screen:</text:span></text:p>
      <text:p text:style-name="P1"><text:span text:style-name="T1"><text:tab/><text:tab/>Check connection status through Service</text:span></text:p>
      <text:p text:style-name="P1"><text:span text:style-name="T1"><text:tab/><text:tab/>If(ChildConnected)</text:span></text:p>
      <text:p text:style-name="P1"><text:span text:style-name="T1"><text:tab/><text:tab/><text:tab/>Display Contents of Activity Screen</text:span></text:p>
      <text:p text:style-name="P1"><text:span text:style-name="T1"><text:tab/><text:tab/><text:tab/>If(OptionSelected):</text:span></text:p>
      <text:p text:style-name="P1"><text:span text:style-name="T1"><text:tab/><text:tab/><text:tab/><text:tab/>Move to ConfigureScreen with Ref</text:span></text:p>
      <text:p text:style-name="P1"><text:span text:style-name="T1"><text:s text:c="18"/>else:</text:span></text:p>
      <text:p text:style-name="P1"><text:span text:style-name="T1"><text:tab/><text:tab/><text:tab/>Move to PairwithChildScreen</text:span></text:p>
      <text:p text:style-name="P3"/>
      <text:p text:style-name="P1"><text:span text:style-name="T1"><text:tab/></text:span>3<text:span text:style-name="T1">. Curriculum Screen:</text:span></text:p>
      <text:p text:style-name="P3"><text:tab/><text:tab/>If(specifiedInMaster):</text:p>
      <text:p text:style-name="P3"><text:tab/><text:tab/><text:tab/>Display Curriculums</text:p>
      <text:p text:style-name="P3"><text:tab/><text:tab/><text:tab/>If(selected):</text:p>
      <text:p text:style-name="P1"><text:soft-page-break/><text:span text:style-name="T1"><text:tab/><text:tab/><text:tab/><text:tab/>Download Curriculum through </text:span>/imageRequest</text:p>
      <text:p text:style-name="P1"><text:tab/><text:tab/><text:tab/><text:span text:style-name="T1">If(delete):</text:span></text:p>
      <text:p text:style-name="P3"><text:tab/><text:tab/><text:tab/><text:tab/>Delete Curriculum from local DB and local storage<text:tab/></text:p>
      <text:p text:style-name="P3"><text:tab/></text:p>
      <text:p text:style-name="P1"><text:span text:style-name="T1"><text:tab/></text:span>4<text:span text:style-name="T1">. PairwithChild Screen:</text:span></text:p>
      <text:p text:style-name="P3"><text:tab/><text:tab/>Spinner will spin until a Child is Connected</text:p>
      <text:p text:style-name="P3"><text:tab/><text:tab/>If(Connection):</text:p>
      <text:p text:style-name="P3"><text:tab/><text:tab/><text:tab/>Display Button that will direct user to Activity Screen</text:p>
      <text:p text:style-name="P3"><text:tab/></text:p>
      <text:p text:style-name="P1"><text:span text:style-name="T1"><text:tab/></text:span>5.<text:span text:style-name="T1"> ImageScreen:</text:span></text:p>
      <text:p text:style-name="P3"><text:tab/><text:tab/>Transfer image to Child Phone</text:p>
      <text:p text:style-name="P3"><text:tab/><text:tab/>while(image in Deck)</text:p>
      <text:p text:style-name="P3"><text:tab/><text:tab/><text:tab/>If(Responsesubmitted):</text:p>
      <text:p text:style-name="P3"><text:tab/><text:tab/><text:tab/><text:tab/>Enable Swipe Movement for Deck Swiper</text:p>
      <text:p text:style-name="P3"><text:tab/><text:tab/><text:tab/><text:tab/>If(UserSwipes)</text:p>
      <text:p text:style-name="P3"><text:tab/><text:tab/><text:tab/><text:tab/><text:tab/>Transfer next Image</text:p>
      <text:p text:style-name="P3"><text:tab/><text:tab/>Same applies for ImagewithWord</text:p>
      <text:p text:style-name="P1"><text:span text:style-name="T1"><text:tab/><text:tab/>Display button </text:span>Upload<text:span text:style-name="T1"> in header that will post result to Master <text:tab/><text:tab/>through </text:span>/saveData</text:p>
      <text:p text:style-name="P1"><text:tab/></text:p>
      <text:p text:style-name="P1"><text:tab/>6. <text:span text:style-name="T1">Configure Screen:</text:span></text:p>
      <text:p text:style-name="P1"><text:span text:style-name="T1"><text:tab/><text:tab/>If(curriculum):</text:span></text:p>
      <text:p text:style-name="P1"><text:span text:style-name="T1"><text:tab/><text:tab/><text:tab/>LoadCurriculum Dropdown</text:span></text:p>
      <text:p text:style-name="P1"><text:span text:style-name="T1"><text:tab/><text:tab/><text:tab/>If(isLoc&amp;TutAvail)</text:span></text:p>
      <text:p text:style-name="P1"><text:span text:style-name="T1"><text:tab/><text:tab/><text:tab/><text:tab/>Load Location and Tutor</text:span></text:p>
      <text:p text:style-name="P1"><text:span text:style-name="T1"><text:tab/><text:tab/><text:tab/>else</text:span></text:p>
      <text:p text:style-name="P1"><text:span text:style-name="T1"><text:tab/><text:tab/><text:tab/><text:tab/>Get Location and Tutor</text:span></text:p>
      <text:p text:style-name="P1"><text:span text:style-name="T1"><text:tab/><text:tab/><text:tab/>If(isSubmitted&amp;curriclumSelected):</text:span></text:p>
      <text:p text:style-name="P1"><text:span text:style-name="T1"><text:tab/><text:tab/><text:tab/><text:tab/>Move to Screen appropriate to Ref</text:span></text:p>
      <text:p text:style-name="P1"><text:span text:style-name="T1"><text:tab/><text:tab/>else</text:span></text:p>
      <text:p text:style-name="P1"><text:span text:style-name="T1"><text:tab/><text:tab/><text:tab/>Prompt “Configure curriculum in Master”</text:span></text:p>
      <text:p text:style-name="P1"><text:span text:style-name="T1"/></text:p>
      <text:p text:style-name="P1"><text:span text:style-name="T1"><text:tab/><text:tab/><text:tab/><text:tab/></text:span></text:p>
      <text:p text:style-name="P13"><text:tab/><text:span text:style-name="T2">7</text:span>.MatchScreen:</text:p>
      <text:p text:style-name="P13"><text:tab/><text:tab/>Transfer data (Image and name) to Child App</text:p>
      <text:p text:style-name="P13"><text:tab/><text:tab/> Get result from child app once the Match is completed by Child</text:p>
      <text:p text:style-name="P3"><text:soft-page-break/><text:tab/><text:tab/><text:tab/><text:tab/></text:p>
      <text:p text:style-name="P2">NodeJS:</text:p>
      <text:p text:style-name="P1"/>
      <text:list xml:id="list5027282945980737169" text:style-name="L2">
        <text:list-item>
          <text:list>
            <text:list-item>
              <text:p text:style-name="P10">Project uses Node server for following http requests:</text:p>
              <text:list>
                <text:list-item>
                  <text:p text:style-name="P10">/verifyLogin</text:p>
                </text:list-item>
                <text:list-item>
                  <text:p text:style-name="P10">/image url</text:p>
                </text:list-item>
                <text:list-item>
                  <text:p text:style-name="P10">/imageRequest</text:p>
                </text:list-item>
                <text:list-item>
                  <text:p text:style-name="P10">/lastUpdated</text:p>
                </text:list-item>
                <text:list-item>
                  <text:p text:style-name="P10">/saveData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1"><text:span text:style-name="T1"><text:tab/></text:span>/verifyLogin:</text:p>
      <text:p text:style-name="P3"><text:tab/><text:tab/>Credentials will be verified</text:p>
      <text:p text:style-name="P3"><text:tab/><text:tab/>If(valid):</text:p>
      <text:p text:style-name="P3"><text:tab/><text:tab/><text:tab/>return </text:p>
      <text:p text:style-name="P3"><text:tab/><text:tab/><text:tab/>{</text:p>
      <text:p text:style-name="P3"><text:tab/><text:tab/><text:tab/><text:tab/>status:”success”,</text:p>
      <text:p text:style-name="P3"><text:tab/><text:tab/><text:tab/><text:tab/>curriculum:[</text:p>
      <text:p text:style-name="P3"><text:tab/><text:tab/><text:tab/><text:tab/><text:tab/><text:tab/>{</text:p>
      <text:p text:style-name="P3"><text:tab/><text:tab/><text:tab/><text:tab/><text:tab/><text:tab/><text:tab/>curriculum_id,curriculum_name,</text:p>
      <text:p text:style-name="P3"><text:tab/><text:tab/><text:tab/><text:tab/><text:tab/><text:tab/><text:tab/>last_updated</text:p>
      <text:p text:style-name="P3"><text:tab/><text:tab/><text:tab/><text:tab/><text:tab/><text:tab/>},</text:p>
      <text:p text:style-name="P3"><text:tab/><text:tab/><text:tab/><text:tab/><text:tab/><text:tab/>{},...</text:p>
      <text:p text:style-name="P3"><text:tab/><text:tab/><text:tab/><text:tab/><text:tab/>],</text:p>
      <text:p text:style-name="P3"><text:tab/><text:tab/><text:tab/><text:tab/>location:[“Home”,”Office”,”School”],</text:p>
      <text:p text:style-name="P3"><text:tab/><text:tab/><text:tab/><text:tab/>Tutor:[“Parent”,”Relative”,”Teacher”],</text:p>
      <text:p text:style-name="P3"><text:tab/><text:tab/><text:tab/><text:tab/>Profile:{</text:p>
      <text:p text:style-name="P3"><text:tab/><text:tab/><text:tab/><text:tab/><text:tab/>“mail”:”mail_id”,</text:p>
      <text:p text:style-name="P3"><text:tab/><text:tab/><text:tab/><text:tab/><text:tab/>“name”:”name”,</text:p>
      <text:p text:style-name="P3"><text:tab/><text:tab/><text:tab/><text:tab/><text:tab/>“image”,”image_url”,</text:p>
      <text:p text:style-name="P3"><text:tab/><text:tab/><text:tab/><text:tab/><text:tab/>“age”:age</text:p>
      <text:p text:style-name="P3"><text:tab/><text:tab/><text:tab/><text:tab/>}</text:p>
      <text:p text:style-name="P3"><text:tab/><text:tab/><text:tab/>}</text:p>
      <text:p text:style-name="P3"><text:tab/><text:tab/>else:</text:p>
      <text:p text:style-name="P3"><text:soft-page-break/><text:tab/><text:tab/><text:tab/>return</text:p>
      <text:p text:style-name="P3"><text:tab/><text:tab/><text:tab/>{</text:p>
      <text:p text:style-name="P3"><text:tab/><text:tab/><text:tab/><text:tab/>response:”failure”,</text:p>
      <text:p text:style-name="P3"><text:tab/><text:tab/><text:tab/><text:tab/>error:”user not found”</text:p>
      <text:p text:style-name="P3"><text:tab/><text:tab/><text:tab/>}</text:p>
      <text:p text:style-name="P3"/>
      <text:p text:style-name="P1"><text:tab/>/lastUpdated:</text:p>
      <text:p text:style-name="P3"><text:tab/><text:tab/>Returns the updated curriculum info</text:p>
      <text:p text:style-name="P3"><text:tab/><text:tab/>return </text:p>
      <text:p text:style-name="P3"><text:tab/><text:tab/><text:tab/>{</text:p>
      <text:p text:style-name="P3"><text:tab/><text:tab/><text:tab/><text:tab/>curriculum:[</text:p>
      <text:p text:style-name="P3"><text:tab/><text:tab/><text:tab/><text:tab/><text:tab/><text:tab/>{</text:p>
      <text:p text:style-name="P3"><text:tab/><text:tab/><text:tab/><text:tab/><text:tab/><text:tab/><text:tab/>curriculum_id,curriculum_name,</text:p>
      <text:p text:style-name="P3"><text:tab/><text:tab/><text:tab/><text:tab/><text:tab/><text:tab/><text:tab/>last_updated,download_status</text:p>
      <text:p text:style-name="P3"><text:tab/><text:tab/><text:tab/><text:tab/><text:tab/><text:tab/>},</text:p>
      <text:p text:style-name="P3"><text:tab/><text:tab/><text:tab/><text:tab/><text:tab/><text:tab/>{},...</text:p>
      <text:p text:style-name="P3"><text:tab/><text:tab/><text:tab/><text:tab/><text:tab/>],</text:p>
      <text:p text:style-name="P3"><text:tab/><text:tab/><text:tab/><text:tab/>location:[“Home”,”Office”,”School”],</text:p>
      <text:p text:style-name="P3"><text:tab/><text:tab/><text:tab/><text:tab/>Tutor:[“Parent”,”Relative”,”Teacher”],</text:p>
      <text:p text:style-name="P3"><text:tab/><text:tab/><text:tab/><text:tab/>Profile:{</text:p>
      <text:p text:style-name="P3"><text:tab/><text:tab/><text:tab/><text:tab/><text:tab/>“mail”:”mail_id”,</text:p>
      <text:p text:style-name="P3"><text:tab/><text:tab/><text:tab/><text:tab/><text:tab/>“name”:”name”,</text:p>
      <text:p text:style-name="P3"><text:tab/><text:tab/><text:tab/><text:tab/><text:tab/>“image”,”image_url”,</text:p>
      <text:p text:style-name="P3"><text:tab/><text:tab/><text:tab/><text:tab/><text:tab/>“age”:age</text:p>
      <text:p text:style-name="P3"><text:tab/><text:tab/><text:tab/><text:tab/>}</text:p>
      <text:p text:style-name="P3"><text:tab/><text:tab/><text:tab/>}</text:p>
      <text:p text:style-name="P3"/>
      <text:p text:style-name="P1"><text:span text:style-name="T1"><text:tab/></text:span>/imageRequest:</text:p>
      <text:p text:style-name="P3"><text:tab/><text:tab/>returns images which will be stored in local DB</text:p>
      <text:p text:style-name="P1"><text:span text:style-name="T1"><text:tab/><text:tab/></text:span>/imageUrl <text:span text:style-name="T1">will be called by </text:span>/imageRequest</text:p>
      <text:p text:style-name="P3"/>
      <text:p text:style-name="P1"><text:span text:style-name="T1"><text:tab/></text:span>/saveData:</text:p>
      <text:p text:style-name="P3"><text:tab/><text:tab/>Saves data to dB</text:p>
      <text:p text:style-name="P3"><text:tab/><text:tab/>if(saveSuccess){</text:p>
      <text:p text:style-name="P3"><text:tab/><text:tab/><text:tab/>return {</text:p>
      <text:p text:style-name="P3"><text:tab/><text:tab/><text:tab/><text:tab/>status:”Success”,</text:p>
      <text:p text:style-name="P3"><text:soft-page-break/><text:tab/><text:tab/><text:tab/><text:tab/>message:”Saved to DB”</text:p>
      <text:p text:style-name="P3"><text:tab/><text:tab/><text:tab/>}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return{</text:p>
      <text:p text:style-name="P3"><text:tab/><text:tab/><text:tab/><text:tab/>status:”failure”,</text:p>
      <text:p text:style-name="P3"><text:tab/><text:tab/><text:tab/><text:tab/>message:”Error in saving DB”</text:p>
      <text:p text:style-name="P3"><text:tab/><text:tab/><text:tab/>}</text:p>
      <text:p text:style-name="P3"><text:tab/><text:tab/>}</text:p>
      <text:p text:style-name="P3"><text:tab/></text:p>
      <text:p text:style-name="P3"><text:s text:c="21"/></text:p>
      <text:p text:style-name="P1"/>
      <text:h text:style-name="P14" text:outline-level="1">Phone Database Schema</text:h>
      <text:list xml:id="list8772275339550270588" text:style-name="L3">
        <text:list-header>
          <text:p text:style-name="P15"><draw:frame draw:style-name="fr1" draw:name="graphics11" text:anchor-type="paragraph" svg:x="4.3756in" svg:y="0.0417in" svg:width="1.1209in" svg:height="0.2382in" draw:z-index="10"><draw:image xlink:href="Pictures/2000000700000EC9000003357B074B74.svm" xlink:type="simple" xlink:show="embed" xlink:actuate="onLoad"/></draw:frame><draw:frame draw:style-name="fr1" draw:name="graphics12" text:anchor-type="paragraph" svg:x="4.3839in" svg:y="0.3465in" svg:width="1.0957in" svg:height="0.1665in" draw:z-index="11"><draw:image xlink:href="Pictures/2000000700000C4E0000021264C521A8.svm" xlink:type="simple" xlink:show="embed" xlink:actuate="onLoad"/></draw:frame></text:p>
        </text:list-header>
        <text:list-item>
          <text:p text:style-name="P15">Profile Table :</text:p>
        </text:list-item>
        <text:list-item>
          <text:p text:style-name="P15"><draw:frame draw:style-name="fr2" draw:name="graphics1" text:anchor-type="paragraph" svg:width="2.2602in" svg:height="1.4693in" draw:z-index="5"><draw:image xlink:href="Pictures/200000070000166E00000E946E35B173.svm" xlink:type="simple" xlink:show="embed" xlink:actuate="onLoad"/></draw:frame>Curriculum Table : </text:p>
        </text:list-item>
        <text:list-item>
          <text:p text:style-name="P15"><draw:frame draw:style-name="fr2" draw:name="graphics2" text:anchor-type="paragraph" svg:width="2.2083in" svg:height="1.0008in" draw:z-index="6"><draw:image xlink:href="Pictures/20000007000015EA000009ED50F78059.svm" xlink:type="simple" xlink:show="embed" xlink:actuate="onLoad"/></draw:frame>Tutor Table</text:p>
        </text:list-item>
        <text:list-item>
          <text:p text:style-name="P15"><draw:frame draw:style-name="fr2" draw:name="graphics3" text:anchor-type="paragraph" svg:width="2.0937in" svg:height="0.9902in" draw:z-index="7"><draw:image xlink:href="Pictures/20000007000014C7000009D3902DA86B.svm" xlink:type="simple" xlink:show="embed" xlink:actuate="onLoad"/></draw:frame>Location Table</text:p>
        </text:list-item>
        <text:list-item>
          <text:p text:style-name="P15"><draw:frame draw:style-name="fr2" draw:name="graphics4" text:anchor-type="paragraph" svg:width="2.0839in" svg:height="0.9902in" draw:z-index="0"><draw:image xlink:href="Pictures/20000007000014AD000009D3E284306C.svm" xlink:type="simple" xlink:show="embed" xlink:actuate="onLoad"/></draw:frame><text:soft-page-break/>Image Table</text:p>
          <text:p text:style-name="P15"><draw:frame draw:style-name="fr3" draw:name="graphics6" text:anchor-type="paragraph" svg:width="2.1047in" svg:height="1.4799in" draw:z-index="1"><draw:image xlink:href="Pictures/20000007000014E200000EAE5FEC12B7.svm" xlink:type="simple" xlink:show="embed" xlink:actuate="onLoad"/></draw:frame></text:p>
          <text:p text:style-name="P15"/>
          <text:p text:style-name="P15"/>
        </text:list-item>
        <text:list-item>
          <text:p text:style-name="P15">Result Validation</text:p>
        </text:list-item>
        <text:list-item>
          <text:p text:style-name="P15"><draw:frame draw:style-name="fr2" draw:name="graphics5" text:anchor-type="paragraph" svg:width="2.1047in" svg:height="1.0008in" draw:z-index="8"><draw:image xlink:href="Pictures/20000007000014E2000009ED28405842.svm" xlink:type="simple" xlink:show="embed" xlink:actuate="onLoad"/></draw:frame>INI Table</text:p>
        </text:list-item>
        <text:list-item>
          <text:p text:style-name="P15"><draw:frame draw:style-name="fr2" draw:name="graphics7" text:anchor-type="paragraph" svg:width="2.1047in" svg:height="0.9902in" draw:z-index="2"><draw:image xlink:href="Pictures/20000007000014E2000009D3F0EA8DFA.svm" xlink:type="simple" xlink:show="embed" xlink:actuate="onLoad"/></draw:frame>Assessment Table</text:p>
        </text:list-item>
        <text:list-item>
          <text:p text:style-name="P15"><draw:frame draw:style-name="fr2" draw:name="graphics8" text:anchor-type="paragraph" svg:width="2.1665in" svg:height="2.178in" draw:z-index="3"><draw:image xlink:href="Pictures/20000007000015800000159B0BEAA00B.svm" xlink:type="simple" xlink:show="embed" xlink:actuate="onLoad"/></draw:frame>Assessment Review</text:p>
        </text:list-item>
      </text:list>
      <text:p text:style-name="Text_20_body"><draw:frame draw:style-name="fr3" draw:name="graphics9" text:anchor-type="paragraph" svg:width="2.1047in" svg:height="1.4799in" draw:z-index="4"><draw:image xlink:href="Pictures/20000007000014E200000EAE1BC2F332.svm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ER Mapping of Database :</text:p>
      <text:p text:style-name="Text_20_body"/>
      <text:p text:style-name="P6"><draw:frame draw:style-name="fr3" draw:name="graphics10" text:anchor-type="paragraph" svg:width="6.7957in" svg:height="3.9945in" draw:z-index="9"><draw:image xlink:href="Pictures/2000000700007FBE000049B228214CE6.svm" xlink:type="simple" xlink:show="embed" xlink:actuate="onLoad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Child App:</text:p>
      <text:p text:style-name="P2"/>
      <text:p text:style-name="P4">Display Area :</text:p>
      <text:p text:style-name="P4"><text:tab/></text:p>
      <text:p text:style-name="P5"><text:tab/>Shows a button to CONNECT TO PARENT.</text:p>
      <text:p text:style-name="P8"><text:tab/></text:p>
      <text:p text:style-name="P8"><text:tab/>if(isConnectedToParent)</text:p>
      <text:p text:style-name="P8"><text:tab/><text:tab/>Hide Button<text:tab/></text:p>
      <text:p text:style-name="P8"><text:tab/>else</text:p>
      <text:p text:style-name="P8"><text:tab/><text:tab/>Show Button</text:p>
      <text:p text:style-name="P5"/>
      <text:p text:style-name="P5"><text:tab/>Image Area to display the image received from the par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ゴシック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071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gavelu Chithaganapathy</meta:initial-creator>
    <meta:creation-date>2018-06-12T11:51:32.70</meta:creation-date>
    <dc:date>2018-06-12T15:08:34.88</dc:date>
    <dc:creator>Nagavelu Chithaganapathy</dc:creator>
    <meta:editing-duration>PT1H54M26S</meta:editing-duration>
    <meta:editing-cycles>7</meta:editing-cycles>
    <meta:generator>OpenOffice/4.1.5$Win32 OpenOffice.org_project/415m1$Build-9789</meta:generator>
    <meta:document-statistic meta:table-count="0" meta:image-count="12" meta:object-count="0" meta:page-count="8" meta:paragraph-count="165" meta:word-count="398" meta:character-count="3478"/>
  </office:meta>
</office:document-meta>
</file>